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wrap"/>
    </style:style>
    <style:style style:name="gr5" style:family="graphic" style:parent-style-name="standard">
      <style:graphic-properties draw:marker-end="Arrow" draw:marker-end-width="0.3cm" draw:textarea-horizontal-align="center" draw:textarea-vertical-align="middle" fo:wrap-option="wrap"/>
    </style:style>
    <style:style style:name="gr8" style:family="graphic">
      <style:graphic-properties style:protect="size"/>
    </style:style>
    <style:style style:name="pr7" style:family="presentation" style:parent-style-name="_28_Default_29__20_Title_20_Master-notes">
      <style:graphic-properties draw:auto-grow-height="true" fo:min-height="13.365cm" fo:wrap-option="wrap"/>
    </style:style>
    <style:style style:name="P4" style:family="paragraph">
      <style:paragraph-properties style:punctuation-wrap="simple" style:line-break="strict" style:writing-mode="lr-tb"/>
    </style:style>
    <style:style style:name="P6" style:family="paragraph">
      <style:paragraph-properties fo:text-align="center" style:punctuation-wrap="simple" style:line-break="strict" style:writing-mode="lr-tb"/>
    </style:style>
    <text:list-style style:name="L5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3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2" style:family="drawing-page">
      <style:drawing-page-properties presentation:display-header="true" presentation:display-footer="true" presentation:display-page-number="false" presentation:display-date-time="tru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wrap"/>
    </style:style>
    <style:style style:name="gr35" style:family="graphic" style:parent-style-name="standard">
      <style:graphic-properties draw:marker-end="Arrow" draw:marker-end-width="0.3cm" draw:textarea-horizontal-align="center" draw:textarea-vertical-align="middle" fo:wrap-option="wrap"/>
    </style:style>
    <style:style style:name="gr38" style:family="graphic">
      <style:graphic-properties style:protect="size"/>
    </style:style>
    <style:style style:name="pr37" style:family="presentation" style:parent-style-name="_28_Default_29__20_Title_20_Master-notes">
      <style:graphic-properties draw:auto-grow-height="true" fo:min-height="13.365cm" fo:wrap-option="wrap"/>
    </style:style>
    <style:style style:name="P34" style:family="paragraph">
      <style:paragraph-properties style:punctuation-wrap="simple" style:line-break="strict" style:writing-mode="lr-tb"/>
    </style:style>
    <style:style style:name="P36" style:family="paragraph">
      <style:paragraph-properties fo:text-align="center" style:punctuation-wrap="simple" style:line-break="strict" style:writing-mode="lr-tb"/>
    </style:style>
    <text:list-style style:name="L3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style:style style:name="dp6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2" style:family="drawing-page">
      <style:drawing-page-properties presentation:display-header="true" presentation:display-footer="true" presentation:display-page-number="false" presentation:display-date-time="tru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fo:wrap-option="wrap"/>
    </style:style>
    <style:style style:name="gr65" style:family="graphic" style:parent-style-name="standard">
      <style:graphic-properties draw:marker-end="Arrow" draw:marker-end-width="0.3cm" draw:textarea-horizontal-align="center" draw:textarea-vertical-align="middle" fo:wrap-option="wrap"/>
    </style:style>
    <style:style style:name="gr68" style:family="graphic">
      <style:graphic-properties style:protect="size"/>
    </style:style>
    <style:style style:name="pr67" style:family="presentation" style:parent-style-name="_28_Default_29__20_Title_20_Master-notes">
      <style:graphic-properties draw:auto-grow-height="true" fo:min-height="13.365cm" fo:wrap-option="wrap"/>
    </style:style>
    <style:style style:name="P64" style:family="paragraph">
      <style:paragraph-properties style:punctuation-wrap="simple" style:line-break="strict" style:writing-mode="lr-tb"/>
    </style:style>
    <style:style style:name="P66" style:family="paragraph">
      <style:paragraph-properties fo:text-align="center" style:punctuation-wrap="simple" style:line-break="strict" style:writing-mode="lr-tb"/>
    </style:style>
    <text:list-style style:name="L6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61" draw:master-page-name="_28_Default_29__20_Title_20_Master" presentation:presentation-page-layout-name="ALT0">
        <draw:frame draw:style-name="gr63" draw:text-style-name="P64" draw:id="id61" draw:layer="layout" svg:width="14.883cm" svg:height="0.963cm" svg:x="8cm" svg:y="9.3cm">
          <draw:text-box>
            <text:p>eu.abc4trust.ri::eu.abc4trust.ri.ui.user.parent.parent</text:p>
          </draw:text-box>
        </draw:frame>
        <draw:frame draw:style-name="gr63" draw:text-style-name="P64" draw:id="id63" draw:layer="layout" svg:width="10.971cm" svg:height="0.963cm" svg:x="1cm" svg:y="18.4cm">
          <draw:text-box>
            <text:p>eu.abc4trust.ri::eu.abc4trust.ri.ui.user</text:p>
          </draw:text-box>
        </draw:frame>
        <draw:frame draw:style-name="gr63" draw:text-style-name="P64" draw:id="id60" draw:layer="layout" svg:width="13.088cm" svg:height="0.963cm" svg:x="7.512cm" svg:y="16.9cm">
          <draw:text-box>
            <text:p>eu.abc4trust.ri::eu.abc4trust.ri.ui.user.feature</text:p>
          </draw:text-box>
        </draw:frame>
        <draw:frame draw:style-name="gr63" draw:text-style-name="P64" draw:id="id62" draw:layer="layout" svg:width="13.227cm" svg:height="0.963cm" svg:x="14.273cm" svg:y="16.2cm">
          <draw:text-box>
            <text:p>eu.abc4trust.ri::eu.abc4trust.ri.ui.user.product</text:p>
          </draw:text-box>
        </draw:frame>
        <draw:connector draw:style-name="gr65" draw:text-style-name="P66" draw:layer="layout" svg:x1="14.056cm" svg:y1="16.9cm" svg:x2="15.441cm" svg:y2="10.263cm" draw:start-shape="id60" draw:start-glue-point="0" draw:end-shape="id61" draw:end-glue-point="2" svg:d="m14056 16900v-3318h1385v-3319">
          <text:p/>
        </draw:connector>
        <draw:connector draw:style-name="gr65" draw:text-style-name="P66" draw:layer="layout" draw:line-skew="-1.232cm" svg:x1="20.886cm" svg:y1="16.2cm" svg:x2="15.441cm" svg:y2="10.263cm" draw:start-shape="id62" draw:start-glue-point="0" draw:end-shape="id61" draw:end-glue-point="2" svg:d="m20886 16200v-4200h-5445v-1737">
          <text:p/>
        </draw:connector>
        <draw:frame draw:style-name="gr63" draw:text-style-name="P64" draw:id="id64" draw:layer="layout" svg:width="12.91cm" svg:height="0.963cm" svg:x="0.89cm" svg:y="12.337cm">
          <draw:text-box>
            <text:p>eu.abc4trust.ri::eu.abc4trust.ri.ui.user.parent</text:p>
          </draw:text-box>
        </draw:frame>
        <draw:connector draw:style-name="gr65" draw:text-style-name="P66" draw:layer="layout" svg:x1="6.485cm" svg:y1="18.4cm" svg:x2="7.345cm" svg:y2="13.3cm" draw:start-shape="id63" draw:start-glue-point="0" draw:end-shape="id64" draw:end-glue-point="2" svg:d="m6485 18400v-2550h860v-2550">
          <text:p/>
        </draw:connector>
        <draw:connector draw:style-name="gr65" draw:text-style-name="P66" draw:layer="layout" svg:x1="7.345cm" svg:y1="12.337cm" svg:x2="15.441cm" svg:y2="10.263cm" draw:start-shape="id64" draw:start-glue-point="0" draw:end-shape="id61" draw:end-glue-point="2" svg:d="m7345 12337v-1037h8096v-1037">
          <text:p/>
        </draw:connector>
        <draw:frame draw:style-name="gr63" draw:text-style-name="P64" draw:id="id65" draw:layer="layout" svg:width="6.81cm" svg:height="0.963cm" svg:x="11.8cm" svg:y="6.137cm">
          <draw:text-box>
            <text:p>eu.abc4trust.ri::ui-user</text:p>
          </draw:text-box>
        </draw:frame>
        <draw:connector draw:style-name="gr65" draw:text-style-name="P66" draw:layer="layout" svg:x1="15.441cm" svg:y1="9.3cm" svg:x2="15.205cm" svg:y2="7.1cm" draw:start-shape="id61" draw:start-glue-point="0" draw:end-shape="id65" draw:end-glue-point="2" svg:d="m15441 9300v-1100h-236v-1100">
          <text:p/>
        </draw:connector>
        <draw:frame draw:style-name="gr63" draw:text-style-name="P64" draw:id="id66" draw:layer="layout" svg:width="6.107cm" svg:height="0.963cm" svg:x="11.993cm" svg:y="3.1cm">
          <draw:text-box>
            <text:p>eu.abc4trust.ri::pom</text:p>
          </draw:text-box>
        </draw:frame>
        <draw:connector draw:style-name="gr65" draw:text-style-name="P66" draw:layer="layout" svg:x1="15.205cm" svg:y1="6.137cm" svg:x2="15.046cm" svg:y2="4.063cm" draw:start-shape="id65" draw:start-glue-point="0" draw:end-shape="id66" draw:end-glue-point="2" svg:d="m15205 6137v-1037h-159v-1037">
          <text:p/>
        </draw:connector>
        <presentation:notes draw:style-name="dp62">
          <draw:frame presentation:style-name="pr67" draw:text-style-name="P64" draw:layer="layout" svg:width="16.799cm" svg:height="13.365cm" svg:x="2.1cm" svg:y="14.107cm" presentation:class="notes" presentation:placeholder="true">
            <draw:text-box/>
          </draw:frame>
          <draw:page-thumbnail draw:style-name="gr68" draw:layer="layout" svg:width="14.848cm" svg:height="11.136cm" svg:x="3.075cm" svg:y="2.257cm" draw:page-number="1" presentation:class="page"/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24pt" fo:language="de" fo:country="A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28_Default_29__20_Title_20_Master-background" style:display-name="(Default) Title Master-background" style:family="presentation">
      <style:graphic-properties draw:stroke="none" draw:fill="none"/>
      <style:text-properties style:letter-kerning="true"/>
    </style:style>
    <style:style style:name="_28_Default_29__20_Title_20_Master-backgroundobjects" style:display-name="(Default) Title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0_Master-notes" style:display-name="(Default) Title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1" style:display-name="(Default) Title Master-outline1" style:family="presentation">
      <style:graphic-properties draw:stroke="none" draw:fill="none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>
        <text:list-style style:name="_28_Default_29__20_Title_20_Master-subtitle" style:display-name="(Default) Title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0_Master-title" style:display-name="(Default) Title Master-title" style:family="presentation">
      <style:graphic-properties draw:stroke="none" draw:fill="none" draw:textarea-vertical-align="middle">
        <text:list-style style:name="_28_Default_29__20_Title_20_Master-title" style:display-name="(Default) Title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background" style:display-name="(Default) Title/Text Master-background" style:family="presentation">
      <style:graphic-properties draw:stroke="none" draw:fill="none"/>
      <style:text-properties style:letter-kerning="true"/>
    </style:style>
    <style:style style:name="_28_Default_29__20_Title_2f_Text_20_Master-backgroundobjects" style:display-name="(Default) Title/Text Master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_28_Default_29__20_Title_2f_Text_20_Master-notes" style:display-name="(Default) Title/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1" style:display-name="(Default) Title/Text Master-outline1" style:family="presentation">
      <style:graphic-properties draw:stroke="none" draw:fill="none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>
        <text:list-style style:name="_28_Default_29__20_Title_2f_Text_20_Master-subtitle" style:display-name="(Default) Title/Text Master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>
        <text:list-style style:name="_28_Default_29__20_Title_2f_Text_20_Master-title" style:display-name="(Default) Title/Text Master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39" style:family="drawing-page">
      <style:drawing-page-properties draw:background-size="border" draw:fill="none"/>
    </style:style>
    <style:style style:name="Mdp40" style:family="drawing-page">
      <style:drawing-page-properties presentation:display-header="true" presentation:display-footer="true" presentation:display-page-number="false" presentation:display-date-time="true"/>
    </style:style>
    <style:style style:name="Mgr42" style:family="graphic" style:parent-style-name="standard">
      <style:graphic-properties draw:stroke="none" draw:fill="none" draw:fill-color="#ffffff" draw:auto-grow-height="false" fo:min-height="1.485cm" fo:wrap-option="wrap"/>
    </style:style>
    <style:style style:name="Mgr46" style:family="graphic" style:parent-style-name="standard">
      <style:graphic-properties draw:stroke="none" draw:fill="none" draw:fill-color="#ffffff" draw:textarea-vertical-align="bottom" draw:auto-grow-height="false" fo:min-height="1.485cm" fo:wrap-option="wrap"/>
    </style:style>
    <style:style style:name="Mpr47" style:family="presentation" style:parent-style-name="_28_Default_29__20_Title_20_Master-title">
      <style:graphic-properties fo:wrap-option="wrap"/>
    </style:style>
    <style:style style:name="Mpr48" style:family="presentation" style:parent-style-name="_28_Default_29__20_Title_20_Master-subtitle">
      <style:graphic-properties fo:wrap-option="wrap"/>
    </style:style>
    <style:style style:name="Mpr49" style:family="presentation" style:parent-style-name="_28_Default_29__20_Title_20_Master-backgroundobjects">
      <style:graphic-properties draw:stroke="none" draw:fill="none" draw:auto-grow-height="false" fo:min-height="1.449cm" fo:wrap-option="wrap"/>
    </style:style>
    <style:style style:name="Mpr52" style:family="presentation" style:parent-style-name="_28_Default_29__20_Title_20_Master-notes">
      <style:graphic-properties fo:wrap-option="wrap"/>
    </style:style>
    <style:style style:name="Mpr53" style:family="presentation" style:parent-style-name="_28_Default_29__20_Title_20_Master-backgroundobjects">
      <style:graphic-properties draw:stroke="none" draw:fill="none" draw:auto-grow-height="false" fo:min-height="1.485cm" fo:wrap-option="wrap"/>
    </style:style>
    <style:style style:name="Mpr54" style:family="presentation" style:parent-style-name="_28_Default_29__20_Title_20_Master-backgroundobjects">
      <style:graphic-properties draw:stroke="none" draw:fill="none" draw:textarea-vertical-align="bottom" draw:auto-grow-height="false" fo:min-height="1.485cm" fo:wrap-option="wrap"/>
    </style:style>
    <style:style style:name="Mpr55" style:family="presentation" style:parent-style-name="_28_Default_29__20_Title_2f_Text_20_Master-title">
      <style:graphic-properties fo:wrap-option="wrap"/>
    </style:style>
    <style:style style:name="Mpr56" style:family="presentation" style:parent-style-name="_28_Default_29__20_Title_2f_Text_20_Master-outline1">
      <style:graphic-properties fo:wrap-option="wrap"/>
    </style:style>
    <style:style style:name="Mpr57" style:family="presentation" style:parent-style-name="_28_Default_29__20_Title_2f_Text_20_Master-backgroundobjects">
      <style:graphic-properties draw:stroke="none" draw:fill="none" draw:auto-grow-height="false" fo:min-height="1.449cm" fo:wrap-option="wrap"/>
    </style:style>
    <style:style style:name="Mpr58" style:family="presentation" style:parent-style-name="_28_Default_29__20_Title_2f_Text_20_Master-notes">
      <style:graphic-properties fo:wrap-option="wrap"/>
    </style:style>
    <style:style style:name="Mpr59" style:family="presentation" style:parent-style-name="_28_Default_29__20_Title_2f_Text_20_Master-backgroundobjects">
      <style:graphic-properties draw:stroke="none" draw:fill="none" draw:auto-grow-height="false" fo:min-height="1.485cm" fo:wrap-option="wrap"/>
    </style:style>
    <style:style style:name="Mpr60" style:family="presentation" style:parent-style-name="_28_Default_29__20_Title_2f_Text_20_Master-backgroundobjects">
      <style:graphic-properties draw:stroke="none" draw:fill="none" draw:textarea-vertical-align="bottom" draw:auto-grow-height="false" fo:min-height="1.485cm" fo:wrap-option="wrap"/>
    </style:style>
    <style:style style:name="MP41" style:family="paragraph">
      <style:text-properties fo:font-size="14pt" style:font-size-asian="14pt" style:font-size-complex="14pt"/>
    </style:style>
    <style:style style:name="MP43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44" style:family="paragraph">
      <style:paragraph-properties fo:text-align="end"/>
      <style:text-properties fo:font-size="14pt" style:font-size-asian="14pt" style:font-size-complex="14pt"/>
    </style:style>
    <style:style style:name="MP45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0" style:family="paragraph">
      <style:paragraph-properties fo:text-align="center"/>
      <style:text-properties fo:font-size="14pt" style:font-size-asian="14pt" style:font-size-complex="14pt"/>
    </style:style>
    <style:style style:name="MP51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text:list-style style:name="ML39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0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40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42" draw:text-style-name="MP43" draw:layer="backgroundobjects" svg:width="9.113cm" svg:height="1.484cm" svg:x="0cm" svg:y="0cm" presentation:class="header">
        <draw:text-box>
          <text:p text:style-name="MP41"><presentation:header/></text:p>
        </draw:text-box>
      </draw:frame>
      <draw:frame draw:style-name="Mgr42" draw:text-style-name="MP45" draw:layer="backgroundobjects" svg:width="9.113cm" svg:height="1.484cm" svg:x="11.886cm" svg:y="0cm" presentation:class="date-time">
        <draw:text-box>
          <text:p text:style-name="MP44"><presentation:date-time/></text:p>
        </draw:text-box>
      </draw:frame>
      <draw:frame draw:style-name="Mgr46" draw:text-style-name="MP43" draw:layer="backgroundobjects" svg:width="9.113cm" svg:height="1.484cm" svg:x="0cm" svg:y="28.215cm" presentation:class="footer">
        <draw:text-box>
          <text:p text:style-name="MP41"><presentation:footer/></text:p>
        </draw:text-box>
      </draw:frame>
      <draw:frame draw:style-name="Mgr46" draw:text-style-name="MP45" draw:layer="backgroundobjects" svg:width="9.113cm" svg:height="1.484cm" svg:x="11.886cm" svg:y="28.215cm" presentation:class="page-number">
        <draw:text-box>
          <text:p text:style-name="MP44"><text:page-number>&lt;number&gt;</text:page-number></text:p>
        </draw:text-box>
      </draw:frame>
    </style:handout-master>
    <style:master-page style:name="_28_Default_29__20_Title_20_Master" style:display-name="(Default) Title Master" style:page-layout-name="PM1" draw:style-name="Mdp39">
      <draw:frame presentation:style-name="Mpr47" draw:layer="backgroundobjects" svg:width="23.848cm" svg:height="4.494cm" svg:x="2.075cm" svg:y="5.617cm" presentation:class="title" presentation:placeholder="true">
        <draw:text-box/>
      </draw:frame>
      <draw:frame presentation:style-name="Mpr48" draw:layer="backgroundobjects" svg:width="19.631cm" svg:height="5.347cm" svg:x="4.183cm" svg:y="11cm" presentation:class="subtitle" presentation:placeholder="true">
        <draw:text-box/>
      </draw:frame>
      <draw:frame presentation:style-name="Mpr49" draw:text-style-name="MP43" draw:layer="backgroundobjects" svg:width="6.523cm" svg:height="1.448cm" svg:x="1.4cm" svg:y="19.131cm" presentation:class="date-time">
        <draw:text-box>
          <text:p text:style-name="MP41"><presentation:date-time/></text:p>
        </draw:text-box>
      </draw:frame>
      <draw:frame presentation:style-name="Mpr49" draw:text-style-name="MP51" draw:layer="backgroundobjects" svg:width="8.875cm" svg:height="1.448cm" svg:x="9.576cm" svg:y="19.131cm" presentation:class="footer">
        <draw:text-box>
          <text:p text:style-name="MP50"><presentation:footer/></text:p>
        </draw:text-box>
      </draw:frame>
      <draw:frame presentation:style-name="Mpr49" draw:text-style-name="MP45" draw:layer="backgroundobjects" svg:width="6.523cm" svg:height="1.448cm" svg:x="20.076cm" svg:y="19.131cm" presentation:class="page-number">
        <draw:text-box>
          <text:p text:style-name="MP44"><text:page-number>&lt;number&gt;</text:page-number></text:p>
        </draw:text-box>
      </draw:frame>
      <presentation:notes style:page-layout-name="PM0">
        <draw:page-thumbnail presentation:style-name="Mpr47" draw:layer="backgroundobjects" svg:width="14.848cm" svg:height="11.136cm" svg:x="3.075cm" svg:y="2.257cm" presentation:class="page"/>
        <draw:frame presentation:style-name="Mpr52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43" draw:layer="backgroundobjects" svg:width="9.113cm" svg:height="1.484cm" svg:x="0cm" svg:y="0cm" presentation:class="header">
          <draw:text-box>
            <text:p text:style-name="MP41"><presentation:header/></text:p>
          </draw:text-box>
        </draw:frame>
        <draw:frame presentation:style-name="Mpr53" draw:text-style-name="MP45" draw:layer="backgroundobjects" svg:width="9.113cm" svg:height="1.484cm" svg:x="11.886cm" svg:y="0cm" presentation:class="date-time">
          <draw:text-box>
            <text:p text:style-name="MP44"><presentation:date-time/></text:p>
          </draw:text-box>
        </draw:frame>
        <draw:frame presentation:style-name="Mpr54" draw:text-style-name="MP43" draw:layer="backgroundobjects" svg:width="9.113cm" svg:height="1.484cm" svg:x="0cm" svg:y="28.215cm" presentation:class="footer">
          <draw:text-box>
            <text:p text:style-name="MP41"><presentation:footer/></text:p>
          </draw:text-box>
        </draw:frame>
        <draw:frame presentation:style-name="Mpr54" draw:text-style-name="MP45" draw:layer="backgroundobjects" svg:width="9.113cm" svg:height="1.484cm" svg:x="11.886cm" svg:y="28.215cm" presentation:class="page-number">
          <draw:text-box>
            <text:p text:style-name="MP44"><text:page-number>&lt;number&gt;</text:page-number></text:p>
          </draw:text-box>
        </draw:frame>
      </presentation:notes>
    </style:master-page>
    <style:master-page style:name="_28_Default_29__20_Title_2f_Text_20_Master" style:display-name="(Default) Title/Text Master" style:page-layout-name="PM1" draw:style-name="Mdp39">
      <draw:frame presentation:style-name="Mpr55" draw:layer="backgroundobjects" svg:width="25.199cm" svg:height="3.506cm" svg:x="1.4cm" svg:y="0.837cm" presentation:class="title" presentation:placeholder="true">
        <draw:text-box/>
      </draw:frame>
      <draw:frame presentation:style-name="Mpr56" draw:layer="backgroundobjects" svg:width="25.199cm" svg:height="13.859cm" svg:x="1.4cm" svg:y="4.914cm" presentation:class="outline" presentation:placeholder="true">
        <draw:text-box/>
      </draw:frame>
      <draw:frame presentation:style-name="Mpr57" draw:text-style-name="MP43" draw:layer="backgroundobjects" svg:width="6.523cm" svg:height="1.448cm" svg:x="1.4cm" svg:y="19.131cm" presentation:class="date-time">
        <draw:text-box>
          <text:p text:style-name="MP41"><presentation:date-time/></text:p>
        </draw:text-box>
      </draw:frame>
      <draw:frame presentation:style-name="Mpr57" draw:text-style-name="MP51" draw:layer="backgroundobjects" svg:width="8.875cm" svg:height="1.448cm" svg:x="9.576cm" svg:y="19.131cm" presentation:class="footer">
        <draw:text-box>
          <text:p text:style-name="MP50"><presentation:footer/></text:p>
        </draw:text-box>
      </draw:frame>
      <draw:frame presentation:style-name="Mpr57" draw:text-style-name="MP45" draw:layer="backgroundobjects" svg:width="6.523cm" svg:height="1.448cm" svg:x="20.076cm" svg:y="19.131cm" presentation:class="page-number">
        <draw:text-box>
          <text:p text:style-name="MP44"><text:page-number>&lt;number&gt;</text:page-number></text:p>
        </draw:text-box>
      </draw:frame>
      <presentation:notes style:page-layout-name="PM0">
        <draw:page-thumbnail presentation:style-name="Mpr55" draw:layer="backgroundobjects" svg:width="14.848cm" svg:height="11.136cm" svg:x="3.075cm" svg:y="2.257cm" presentation:class="page"/>
        <draw:frame presentation:style-name="Mpr58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43" draw:layer="backgroundobjects" svg:width="9.113cm" svg:height="1.484cm" svg:x="0cm" svg:y="0cm" presentation:class="header">
          <draw:text-box>
            <text:p text:style-name="MP41"><presentation:header/></text:p>
          </draw:text-box>
        </draw:frame>
        <draw:frame presentation:style-name="Mpr59" draw:text-style-name="MP45" draw:layer="backgroundobjects" svg:width="9.113cm" svg:height="1.484cm" svg:x="11.886cm" svg:y="0cm" presentation:class="date-time">
          <draw:text-box>
            <text:p text:style-name="MP44"><presentation:date-time/></text:p>
          </draw:text-box>
        </draw:frame>
        <draw:frame presentation:style-name="Mpr60" draw:text-style-name="MP43" draw:layer="backgroundobjects" svg:width="9.113cm" svg:height="1.484cm" svg:x="0cm" svg:y="28.215cm" presentation:class="footer">
          <draw:text-box>
            <text:p text:style-name="MP41"><presentation:footer/></text:p>
          </draw:text-box>
        </draw:frame>
        <draw:frame presentation:style-name="Mpr60" draw:text-style-name="MP45" draw:layer="backgroundobjects" svg:width="9.113cm" svg:height="1.484cm" svg:x="11.886cm" svg:y="28.215cm" presentation:class="page-number">
          <draw:text-box>
            <text:p text:style-name="MP44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2-12-27T17:30:37.91</meta:creation-date>
    <dc:date>2012-12-27T18:09:08.22</dc:date>
    <meta:editing-duration>PT00H28M25S</meta:editing-duration>
    <meta:editing-cycles>3</meta:editing-cycles>
    <meta:generator>IBM_Lotus_Symphony/3.0$Win32 OpenOffice.org_project/310m11$Build-9399</meta:generator>
    <meta:document-statistic meta:object-count="47"/>
  </office:meta>
</office:document-meta>
</file>